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paragraph-properties fo:text-align="center" style:justify-single-word="false"/>
      <style:text-properties style:font-name="Calibri1"/>
    </style:style>
    <style:style style:name="P13" style:family="paragraph" style:parent-style-name="Text_20_body">
      <style:text-properties style:font-name="Calibri" fo:language="pl" fo:country="PL"/>
    </style:style>
    <style:style style:name="P14" style:family="paragraph" style:parent-style-name="Text_20_body">
      <style:paragraph-properties fo:text-align="center" style:justify-single-word="false"/>
      <style:text-properties style:font-name="Calibri" fo:language="pl" fo:country="PL"/>
    </style:style>
    <style:style style:name="P15" style:family="paragraph" style:parent-style-name="Text_20_body">
      <style:paragraph-properties fo:text-align="center" style:justify-single-word="false"/>
      <style:text-properties style:font-name="Calibri2" fo:language="pl" fo:country="PL"/>
    </style:style>
    <style:style style:name="P16" style:family="paragraph" style:parent-style-name="Text_20_body">
      <style:paragraph-properties fo:text-align="start" style:justify-single-word="false"/>
      <style:text-properties style:font-name="Calibri2" fo:language="pl" fo:country="PL"/>
    </style:style>
    <style:style style:name="P17" style:family="paragraph" style:parent-style-name="Dialog">
      <style:text-properties style:font-name="Calibri1"/>
    </style:style>
    <style:style style:name="P18" style:family="paragraph" style:parent-style-name="Dialog">
      <style:text-properties style:font-name="Calibri1" fo:language="pl" fo:country="PL"/>
    </style:style>
    <style:style style:name="P19" style:family="paragraph" style:parent-style-name="Dialog">
      <style:paragraph-properties fo:text-align="center" style:justify-single-word="false"/>
      <style:text-properties style:font-name="Calibri1" fo:language="pl" fo:country="PL"/>
    </style:style>
    <style:style style:name="P20" style:family="paragraph" style:parent-style-name="Dialog">
      <style:text-properties fo:language="pl" fo:country="PL"/>
    </style:style>
    <style:style style:name="P21" style:family="paragraph" style:parent-style-name="Dialog">
      <style:text-properties style:font-name="Calibri" fo:language="pl" fo:country="PL"/>
    </style:style>
    <style:style style:name="P22" style:family="paragraph" style:parent-style-name="Dialog">
      <style:text-properties style:font-name="Calibri2" fo:language="pl" fo:country="PL"/>
    </style:style>
    <style:style style:name="P23" style:family="paragraph" style:parent-style-name="Text_20_body">
      <style:paragraph-properties fo:background-color="transparent">
        <style:background-image/>
      </style:paragraph-properties>
      <style:text-properties fo:language="pl" fo:country="PL"/>
    </style:style>
    <style:style style:name="P24" style:family="paragraph" style:parent-style-name="Endnote">
      <style:text-properties fo:language="pl" fo:country="PL"/>
    </style:style>
    <style:style style:name="P25" style:family="paragraph" style:parent-style-name="Text_20_body">
      <style:paragraph-properties fo:break-before="page"/>
      <style:text-properties style:font-name="Calibri1"/>
    </style:style>
    <style:style style:name="P26" style:family="paragraph" style:parent-style-name="Heading" style:master-page-name="Standard">
      <style:paragraph-properties style:page-number="auto"/>
      <style:text-properties fo:language="pl" fo:country="PL"/>
    </style:style>
    <style:style style:name="P27" style:family="paragraph" style:parent-style-name="Heading_20_2">
      <style:text-properties fo:language="pl" fo:country="PL"/>
    </style:style>
    <style:style style:name="P28" style:family="paragraph" style:parent-style-name="Heading_20_2">
      <style:text-properties style:font-name="Calibri1"/>
    </style:style>
    <style:style style:name="P29" style:family="paragraph" style:parent-style-name="Heading_20_2">
      <style:paragraph-properties fo:break-before="page"/>
      <style:text-properties fo:language="pl" fo:country="PL"/>
    </style:style>
    <style:style style:name="P30" style:family="paragraph" style:parent-style-name="Heading_20_2" style:list-style-name="WWNum4">
      <style:paragraph-properties fo:break-before="page"/>
      <style:text-properties fo:language="pl" fo:country="PL"/>
    </style:style>
    <style:style style:name="P31" style:family="paragraph" style:parent-style-name="Heading_20_3">
      <style:text-properties fo:language="pl" fo:country="PL"/>
    </style:style>
    <style:style style:name="P32" style:family="paragraph" style:parent-style-name="List_20_Paragraph" style:list-style-name="WWNum1">
      <style:text-properties fo:language="pl" fo:country="PL"/>
    </style:style>
    <style:style style:name="P33" style:family="paragraph" style:parent-style-name="List_20_Paragraph" style:list-style-name="WWNum2">
      <style:text-properties fo:language="pl" fo:country="PL"/>
    </style:style>
    <style:style style:name="P34" style:family="paragraph" style:parent-style-name="Text_20_body">
      <style:text-properties style:font-name="Calibri1"/>
    </style:style>
    <style:style style:name="P35" style:family="paragraph" style:parent-style-name="Text_20_body">
      <style:paragraph-properties fo:text-align="start" style:justify-single-word="false"/>
      <style:text-properties style:font-name="Calibri1" fo:language="pl" fo:country="PL"/>
    </style:style>
    <style:style style:name="P3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rły na Krymie – tom I, „Elekcja Inaczej”</text:p>
      <text:list xml:id="list5319945162365437152" text:style-name="Outline">
        <text:list-item>
          <text:h text:style-name="P27"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5431193" text:continue-numbering="true" text:style-name="Outline">
        <text:list-item>
          <text:h text:style-name="P27" text:outline-level="1">Czego jeszcze potrzebujemy</text:h>
        </text:list-item>
      </text:list>
      <text:list xml:id="list8793530894340161246" text:style-name="WWNum1">
        <text:list-item>
          <text:p text:style-name="P32"><text:s/>przeczytać początek wątku „Elekcja 1673 inaczej”</text:p>
        </text:list-item>
        <text:list-item>
          <text:p text:style-name="P32">Dowiedzieć się więcej o organizacji wojsk Rzeczypospolitej w 2-giej poł. XVII wieku</text:p>
          <text:list>
            <text:list-item>
              <text:p text:style-name="P32">Źródłem może być gra wojenna „Ogniem i Mieczem”</text:p>
            </text:list-item>
          </text:list>
        </text:list-item>
        <text:list-item>
          <text:p text:style-name="P32">Dowiedzieć się więcej o wojnie Polsko-Tureckiej od 1672 roku</text:p>
        </text:list-item>
        <text:list-item>
          <text:p text:style-name="P32">Dowiedzieć się więcej o zwyczajach Rzeczypospolitej Szlacheckiej z 2-giej poł. XVII wieku, źródła:</text:p>
          <text:list>
            <text:list-item>
              <text:p text:style-name="P32">Strona internetowa Kadrinazi</text:p>
            </text:list-item>
            <text:list-item>
              <text:p text:style-name="P32">„Encyklopedia Staropolska” Glogera – może jest na internecie</text:p>
            </text:list-item>
            <text:list-item>
              <text:p text:style-name="P32">„Pamiętniki” Jana Chryzostoma Paska – może jest na internecie – jest w Google Books</text:p>
            </text:list-item>
            <text:list-item>
              <text:p text:style-name="P32">„Listy do Marysieńki” Króla Jana III Sobieskiego – może są na internecie</text:p>
            </text:list-item>
          </text:list>
        </text:list-item>
        <text:list-item>
          <text:p text:style-name="P32">Ewentualnie porozumieć się z głównymi uczestnikami wątku</text:p>
        </text:list-item>
      </text:list>
      <text:list xml:id="list35420675" text:continue-list="list35431193" text:style-name="Outline">
        <text:list-item>
          <text:h text:style-name="P27" text:outline-level="1">Postaci</text:h>
          <text:list>
            <text:list-item>
              <text:list>
                <text:list-item>
                  <text:h text:style-name="P31"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5437659" text:continue-numbering="true" text:style-name="Outline">
        <text:list-item>
          <text:list>
            <text:list-item>
              <text:list>
                <text:list-item>
                  <text:h text:style-name="P31"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5434886" text:continue-numbering="true" text:style-name="Outline">
        <text:list-item>
          <text:list>
            <text:list-item>
              <text:list>
                <text:list-item>
                  <text:h text:style-name="P31"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5432746" text:continue-numbering="true" text:style-name="Outline">
        <text:list-item>
          <text:h text:style-name="P27"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5445191" text:continue-numbering="true" text:style-name="Outline">
        <text:list-item>
          <text:list>
            <text:list-item>
              <text:list>
                <text:list-item>
                  <text:h text:style-name="P31" text:outline-level="3">Pytania do tego co już napisaliśmy</text:h>
                </text:list-item>
              </text:list>
            </text:list-item>
          </text:list>
        </text:list-item>
      </text:list>
      <text:list xml:id="list97872369199470771" text:style-name="WWNum2">
        <text:list-item>
          <text:p text:style-name="P33">Jakie były działania wojsk polskich prowadzonych przez Hetmana Wlk. na Podolu podczas i tuż po oblężeniu Kamieńca? -&gt; Wyprawa Przeciwko Czambułom</text:p>
        </text:list-item>
        <text:list-item>
          <text:p text:style-name="P33">Kto mógł dowodzić silnym podjazdem, jakie były jego cele i dalsze losy? -&gt; Pośrednio Strażnik Kornny Bidziński, bezpośrednio pan Pruszkowski</text:p>
        </text:list-item>
        <text:list-item>
          <text:p text:style-name="P33">Jak wyglądały działania wojenne podczas elekcji? -&gt; rozejm Buczacki, konfederacja Gołąbska</text:p>
        </text:list-item>
        <text:list-item>
          <text:p text:style-name="P33">Jak wyglądały działania wojenne po elekcji? -&gt; Oblężenie Lwowa i Trembowli (nie jest ważne bo już nastąpił POD)</text:p>
        </text:list-item>
      </text:list>
      <text:p text:style-name="P1"/>
      <text:list xml:id="list35416714" text:continue-list="list35445191" text:style-name="Outline">
        <text:list-item>
          <text:list>
            <text:list-item>
              <text:list>
                <text:list-item>
                  <text:h text:style-name="P31"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6501118532265190162" text:style-name="WWNum4">
        <text:list-item>
          <text:h text:style-name="P30"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20">- Pietrek, myślisz że to...</text:p>
      <text:p text:style-name="P20">-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20">- Coście za jedni?</text:p>
      <text:p text:style-name="P20">- My tutejse, z Majdana<text:span text:style-name="T1">.</text:span></text:p>
      <text:p text:style-name="P20"><text:soft-page-break/>- co tu robicie?</text:p>
      <text:p text:style-name="P20">- Tatary nas ciongły, a potem tu ostawiły...</text:p>
      <text:p text:style-name="P20">- a gdzie wasi rodzice?</text:p>
      <text:p text:style-name="P20">- Une ich ubiły, zanim nas ciongły...</text:p>
      <text:p text:style-name="P20">- a Tatary gdzie? Wiele ich?</text:p>
      <text:p text:style-name="P20">- ja nie wiem Panie, jak nas ostawiły to skoro uciekały, nie bijcie!</text:p>
      <text:p text:style-name="P20">- Nie bójcie się, już nikt nie będzie was bił. Idźcie do gościńca i potem do Krasnobrodu, na lewo. Tam już tylko nasze wojska i pan hetman, nie ma już Tatarów.</text:p>
      <text:p text:style-name="P20"/>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20">- Patrzcie to ten wielki wojownik, co z chłopami walczy, a przed nami ucieka!</text:p>
      <text:p text:style-name="P20">- W łeb go od razu!</text:p>
      <text:p text:style-name="P20">- Nie, pobawmy się z nim trochę!</text:p>
      <text:p text:style-name="P20">- Stać, trzeba go odesłać na przepytki do jaśnie pana hetmana! Temu pachołkowi wesoło już tam nie będzie!</text:p>
      <text:p text:style-name="P20"/>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20">- witamy waszmościów pancernych, widno na poważną potrzebę się zanosi, gdy razem podążamy!</text:p>
      <text:p text:style-name="P20">- witamy, słyszę że panowie Wołosza dobrze już mową polską władacie?</text:p>
      <text:p text:style-name="P20">- bo przecie u nas prawie wszyscy Polacy, a nawet szlachta. Król zaciągi wydając kazał nie ufać cudzoziemcom, tak i u nas kilku tylko prawdziwych Wołoch. Jam zaś urodzony Stefan Ostrowski z Mazowsza, i mój poczet krewniaków.</text:p>
      <text:p text:style-name="P20">- Przebóg, toć i ja z Mazowsza, Stanisław Starczyński, a to moi pocztowi panowie Piotrowski i Wyczyński. Skąd Waszmość pochodzisz?</text:p>
      <text:p text:style-name="P20">- Z Ostrówka, zaścianku pod Konstancinem, gdzie się dobra Gosiewskich senatorstwa zaczynają...</text:p>
      <text:p text:style-name="P20">-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20">- Tatarów usiec musimy, co ciężką są dla ludu naszej ziemi plagą... Potem zasię może co i na Turkach zdobędziemy?</text:p>
      <text:p text:style-name="P20">Starczyński, młodzian słusznej postury w bardzo porządnej kolczudze, skrzywił się na wzmiankę o ludzie. </text:p>
      <text:p text:style-name="P20">- Słyszę iż Waść wiernym jegomości hetman jesteś sekundantem, tak się nad ludem litując. To i pan hetman ludowi w głowach przewraca, do wojaczki a nie do pługa go nawołując.</text:p>
      <text:p text:style-name="P20">-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96</dc:date><text:p text:style-name="P36"><text:span text:style-name="T16">Sprawdź czy znajdzie się lepsze sformułowanie</text:span></text:p></office:annotation><text:span text:style-name="T8">się godzi</text:span><office:annotation-end office:name="__Annotation__2309_2028586140"/><text:span text:style-name="T8">.</text:span></text:p>
      <text:p text:style-name="P20">-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20">- Ale teraz pono Moskwa nasz aliant przeciw Turczynowi. Jak Waszmość to widzisz, ruszą nam z pomocą?</text:p>
      <text:p text:style-name="P20">-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20">- Cóż to mości strażniku, nowych ludzi na czele chorągwi mi puszczacie?</text:p>
      <text:p text:style-name="P20">- Wasza wielmożność, to pan Ostrowski zastąpił wczoraj pana Pruszkowskiego, gdy ten ubit...</text:p>
      <text:p text:style-name="P20">-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5443960" text:continue-list="list35416714" text:style-name="Outline">
        <text:list-item text:start-value="2">
          <text:h text:style-name="P29"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20">-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20">- to jakowaś zdrada, miast na wroga ruszyć, to przeciw hetmanowi spiskują, pospolitacy nie wojacy – mówił pan Ostrowski.</text:p>
      <text:p text:style-name="P20">- pono króla jegomości chcieli osłonić, jakoby przed Tatary, a potem rzekli że pan hetman z Turczynem w zmowie, i że absolutum dominium na sposób francuski chce wprowadzić – rozważał pan Wiśniewski.</text:p>
      <text:p text:style-name="P20">- absolutum dominium być nie może, ale tu wojnę trza prowadzić, a nie politykować! – grzmiał pan Ostrowski.</text:p>
      <text:p text:style-name="P20">- trudna ta wojna, bo już przecie nie pierwsza dla tej naszej ojczyzny. Od lat trzydziestu wojujemy bez wytchnienia, szlachta podatki na wojsko płaci, to że i sarkać <text:s/>poczęła, nie dziwota – wtrącił pan Starczyński.</text:p>
      <text:p text:style-name="P20">- jakby szlachta podatki płaciła, tobyśmy wojsko mieli na granicach, a nie Turczyna w kraju – rzekł pan Żwański. </text:p>
      <text:p text:style-name="P20">- nie daj Bóg, aby się z tego nowa wojna domowa zrobiła...</text:p>
      <text:p text:style-name="P20">- ale pana hetmana bronić musim!</text:p>
      <text:p text:style-name="P20">- musi przyjaciele Habsburgów szlachtę podburzyli, bo przecież wiadomo że jaśnie pan hetman Francuzów stronnik.</text:p>
      <text:p text:style-name="P20">- przecz z Rakuszanami, co zamiast z Turczynem, z Francją na wojnę idą! – zakrzyknął pan Mircea, jeden z niewielu prawdziwych Wołochów w chorągwi.</text:p>
      <text:p text:style-name="P20">- niech żyje pan hetman, co sam jeden naszej Rzeczypospolitej broni! – zawołał pan Ostrowski</text:p>
      <text:p text:style-name="P20">-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20">-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20">- Karać trzeba niesubordynacyję taką trzeba! Miast na wroga ruszyć, to politykować tylko by chcieli.</text:p>
      <text:p text:style-name="P20">-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20">- Ciekawym, jakie wojska na wiosnę wystawi pan hetman. Lepszym nam trzeba zakończyć tę wojnę niż tymże rozejmem.</text:p>
      <text:p text:style-name="P20">- Rzeczpospolita hetmana wesprzeć winna. Dla całego narodu wstyd wielki, traktat taki – dodał pan Ostrowski.</text:p>
      <text:p text:style-name="P20">- Rzeczpospolita wesprze, jeśli król i hetman na Sejmie razem konstytucje ku obronie, ku wzmocnieniu wojska promować będą.</text:p>
      <text:p text:style-name="P20">- Teraz, gdy już się pan hetman z królem jegomością dorozumieli, to i konstytucję razem powezmą? – dopytywał się pan Ostrowski, mało dotychczas na polityce się wyznający.</text:p>
      <text:p text:style-name="P20">-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20">- A przecież król tych pieniędzy w cholewę nie wkłada, jeno że szlachta wolno podatki płaci.</text:p>
      <text:p text:style-name="P20">- Zawsze to już tak w Rzeczypospolitej było, że hetmani wpierw swoje łożyć musieli, aby wojsko na wojnę naszykować.</text:p>
      <text:p text:style-name="P20">- Ale nam teraz już dwie ćwierci skarb zalega. Już towarzysze sarkają.</text:p>
      <text:p text:style-name="P20">- Towarzysze niech nie sarkają, bo to hetmana głowa w tym, aby wojsku żołd wyszykować. Niech tam się pan hetman z królem znosi, nam nic do tego.</text:p>
      <text:p text:style-name="P20"/>
      <text:p text:style-name="P20"/>
      <text:p text:style-name="P20">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8"/>
      <text:p text:style-name="P19">* <text:s/>* <text:s/>*</text:p>
      <text:p text:style-name="P18"/>
      <text:p text:style-name="P18">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8"/>
      <text:p text:style-name="P19">* <text:s/>* <text:s/>*</text:p>
      <text:p text:style-name="P20"/>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20"><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20"><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20"><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20"><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8">- Twój syn jak statysta przemawia - wtrącił jeden z krewnych - dobrze synów w świat wysyłać.</text:p>
      <text:p text:style-name="P18">- Chcesz abyśmy z panem Sobieskim trzymali, a przecie to jeden z możnych magnatów, co własną politykę uprawiają</text:p>
      <text:p text:style-name="P18">- Chcę abyśmy z Sobieskim trzymali, bo on jeden ojczyznę broni, gdy nawet król z inszymi możnymi rodami trzyma i politykę ich prowadzi.</text:p>
      <text:p text:style-name="P18">-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06</dc:date><text:p text:style-name="P36"><text:span text:style-name="T16">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06</dc:date><text:p text:style-name="P36"><text:span text:style-name="T16">Sformułowanie anachroniczne</text:span></text:p></office:annotation><text:span text:style-name="T3">bycie tubą propagandową</text:span><office:annotation-end office:name="__Annotation__2400_2028586140"/><text:span text:style-name="T3"> hetmana wielkiego.</text:span></text:p>
      <text:p text:style-name="P18">- to nawet dobrze, przecie pan Sobieski wierny jest temu, co głosi, dla ojczyzny się poświęca - odparł pan Stefan.</text:p>
      <text:p text:style-name="P18">- jak pan Sobieski ojczyznę traktuje, mieliśmy widok za Szweda - zarzucił pan Jakub.</text:p>
      <text:p text:style-name="P18">- za Szweda to i kilku tutaj obecnych niezbyt chwalebnie sobie poczynało - wtrącił stary stryj Maciej, który jako jeden z nielicznych mieszkańców zaścianka dobrze owe ciężkie termina, Potopem już nazwane, pamiętał.</text:p>
      <text:p text:style-name="P18">- co masz, stryju, na myśli? - spytał pan Stefan, jednak wszyscy obecni nabrali wody w usta i temat już tej zimy nie powrócił.</text:p>
      <text:p text:style-name="P18"/>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20"><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20"><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20"><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1">-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1">-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1"/>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20"><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20"><text:span text:style-name="T7">- </text:span><text:span text:style-name="T3">Debaty o przyszłej kampanii posłuchać chcieliśmy. Jednak wiele dziś posłowie nie zdecydowali. W ten sposób to do lata kampanii nie wyszykować - narzekał pan Ostrowski.</text:span></text:p>
      <text:p text:style-name="P18">-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8">- Tak zamiaruję, nawet lepiej się wyposażyć niż roku przeszłego, bom dobra trochę od Tatarów nabrał. Na cztery konie mi starczy - chwalił się pan Stefan.</text:p>
      <text:p text:style-name="P20">-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20"><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3"/>
      <text:p text:style-name="P20"><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20"><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20"><text:span text:style-name="T3">- Czy planuje wasza dostojno</text:span><text:span text:style-name="T3">ść</text:span><text:span text:style-name="T3"> kontrowersyjne posuni</text:span><text:span text:style-name="T3">ę</text:span><text:span text:style-name="T3">cia?</text:span></text:p>
      <text:p text:style-name="P20">-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8">- Zanim czegokolwiek się tu dokona, obecne niebezpieczeństwo osmańskie zażegnać trzeba. Jednakowoż nie wiem, czy na wsparcie Francji liczyć w tym mogę.</text:p>
      <text:p text:style-name="P18">- Jego wysokość pragnie by Turcja sprzymierzeńców cesarza gromiła.</text:p>
      <text:p text:style-name="P18">- Rzeczpospolita nie musi być sprzymierzeńcem cesarza...</text:p>
      <text:p text:style-name="P18">- Przy obecnym królu i jego małżonce najwyraźniej musi.</text:p>
      <text:p text:style-name="P18">- Przy obecnym królu...</text:p>
      <text:p text:style-name="P18">- Wasza dostojność ma na myśli...</text:p>
      <text:p text:style-name="P18">-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8">- Francja pomoże, jeśli na tronie zasiądzie nieprzyjaciel Habsburgów.</text:p>
      <text:p text:style-name="P18">-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8">-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8">-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8">-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5418769" text:continue-numbering="true" text:style-name="Outline">
        <text:list-item>
          <text:h text:style-name="P29"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8">-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8">- Wojska litewskie, czyli ochotnicy litewscy, zbyt nieliczni na tej wyprawie będą, by się jeszcze rozdzielać - zaoponował hetman wielki litewski, Michał Pac.</text:p>
      <text:p text:style-name="P18">- Jakże to, ochotnicy - zdziwił się hetman wielki koronny - przecie na sejmie w Warszawie komput litewski uchwaliliśmy, zebrać już się dawno powinien i wyruszyć...</text:p>
      <text:p text:style-name="P18">- Komput litewski zebrał się, ale poza granice Litwy nie wyruszy.</text:p>
      <text:p text:style-name="P18">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8">- Co Wasza Dostojność mówisz, wróg w granicach Rzeczypospolitej, całe południe kraju zagrożone...?</text:p>
      <text:p text:style-name="P18">- Obronę całych południowych granic za wzięciem Kijowa i Bracławia w 1569 roku panowie koronni na się wziąć raczyli - odparł Pac.</text:p>
      <text:p text:style-name="P18">-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8">-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8">-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20">- Wołosi są z nami! - Wyczy<text:span text:style-name="T3">ń</text:span><text:span text:style-name="T7">ski przybieg</text:span><text:span text:style-name="T3">ł</text:span><text:span text:style-name="T7"> z nowin</text:span><text:span text:style-name="T3">ą</text:span><text:span text:style-name="T7">.</text:span></text:p>
      <text:p text:style-name="P20"><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20"><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20"><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8">-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8">- Ruszmy im na pomoc, dalibóg, oni tam okop za nas zdobędą! - niecierpliwił się pocztowy Wyczyński</text:p>
      <text:p text:style-name="P18">-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8">- Mości panowie, wracamy do Polski! Rozkazy hetmańskie wydane - kampanii koniec!</text:p>
      <text:p text:style-name="P18">- Koniec kampanii? Kamieniec zdobyty?</text:p>
      <text:p text:style-name="P18">- Kamieniec w tureckim ręku pobędzie, pan hetman od oblężenia odstąpił, bo Litwini do domu poszli.</text:p>
      <text:p text:style-name="P18">- Zdrajcy Boćwinkowie! Tchórze!</text:p>
      <text:p text:style-name="P18">- Na rozkaz hetmana litewskiego, wielmożnego pana Paca zaraz prawie po bitwie chocimskiej na Litwę się udali... Może też i dlatego króla jegomości, świeć Panie nad jego poczciwą duszą, apopleksja trafiła...</text:p>
      <text:p text:style-name="P18">- Co waść prawisz?!</text:p>
      <text:p text:style-name="P18">- To waszmościowie nie wiecie? Najjaśniejszy pan we Lwowie tuż po naszej wiktorii ducha wyzionął! </text:p>
      <text:p text:style-name="P18"/>
      <text:p text:style-name="P9"/>
      <text:p text:style-name="P9"/>
      <text:p text:style-name="P9"/>
      <text:list xml:id="list35433482" text:continue-numbering="true" text:style-name="Outline">
        <text:list-item>
          <text:h text:style-name="P29"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8">- Halt! Werda! - krzyknął pieszy żołnierz.</text:p>
      <text:p text:style-name="P18">- Coś za jeden? - odkrzyknął dowódca konnych</text:p>
      <text:p text:style-name="P18">- My tu straż trzymamy, coby obcy do karczmy nie wchodzili. Kto wy?</text:p>
      <text:p text:style-name="P18">- Zdejmij kaptur, drabie, z wojewodą ruskim mówisz! - powiedział jeden z jeźdźców.</text:p>
      <text:p text:style-name="P18">-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20">-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8">-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8">- Nie chcą walczyć wasi żołnierze bez pieniędzy, ha? Proch do moich armat te<text:span text:style-name="T3">ż</text:span> kosztuje, ne c'est pas, a pieniądza na tę wojnę już nie ma - powiedział generał.</text:p>
      <text:p text:style-name="P18">-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8"><text:soft-page-break/>- To zależy od tego, kto królem zostanie. Jeśli wódz wielki, od wojska kochany, przez Turka obawiany, to po jednym zwycięstwie walnym wojna się skończyć może - rzekł pan Bidziński, na hetmana patrząc znacząco.</text:p>
      <text:p text:style-name="P18">-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8">-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8">-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8">-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8">- To i z tym uchwalaniem różnie bywa - wtrącił Jabłonowski - jak sejm zerwą, to i nic nie uchwalą, choćby wróg u bram stał.</text:p>
      <text:p text:style-name="P18">- Tak, zrywanie sejmów to kolejna sprawa, którą król następny zająć się musi - powiedział pan hetman.</text:p>
      <text:p text:style-name="P18">- Liberum Veto jest jednak fundamentem wolności naszych - rzekł Jan Andrzej Morsztyn - w naszej Rzeczypospolitej, która jest domem dla wielu różnych prowincji, jest taki instrument potrzebny, bo inaczej absolutum dominium grozi, jak dowodzi pan Fredro.</text:p>
      <text:p text:style-name="P18">- To może Liberum Veto jeno na czas wojny zawieszać, bo przecie inaczej o obronie obradować nie sposób - upierał się Jabłonowski.</text:p>
      <text:p text:style-name="P18">-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8">- Byłby to sposób, aby wszystkie sejmy na czas wojny skonfederowanymi ogłaszać. A z panem Fredrą porozmawiać też muszę i o części naszych planów opowiedzieć - postanowił Sobieski.</text:p>
      <text:p text:style-name="P18">-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8">-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8">-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8">- To już mi Makiawelowe plany podsuwacie - rzekł Sobieski.</text:p>
      <text:p text:style-name="P18">-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8"><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8">-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8">- Jak spiskować, to spiskować - Kątski opróżniwszy garniec nabrał zapału do planów politycznych - to już wprowadźmy na tron dynastię Sobieskich, wybierając jaśnie wielmożnego hetmana oraz jego syna na królów.</text:p>
      <text:p text:style-name="P18">- Dynastia?! - podniosły się oburzone głosy.</text:p>
      <text:p text:style-name="P18">- A tak! Dynastia ma sens - upierał się Kątski - Primo, młodzieniec wychowany do rządzenia będzie wiedział jak rządzić w tym kraju. Secundo, żaden z naszych sąsiadów nie będzie się mieszał do elekcji.</text:p>
      <text:p text:style-name="P18">- Waść nam to z matematyczną precyzją zalety wyłożysz, a tu trzeba elektorów na Woli przekonać.</text:p>
      <text:p text:style-name="P9">Kątski napił się jeszcze grzańca i rzekł: </text:p>
      <text:p text:style-name="P18">- Każdy z nas kraje zagraniczne dobrze zna i wie, jak tam się rządzi. To, co u nich działa, i w Rzeczypospolitej zadziałać musi, bo natura ludzka wszędzie jednaka.</text:p>
      <text:p text:style-name="P18">- To może i podatki regularne od szlachty waść nam zaproponujesz, jak w tych zagranicznych tyraniach?! - zakrzyknął Bidziński - toż my tu nad tyranią dyskutujemy, co ostatni grosz z człowieka zdziera!</text:p>
      <text:p text:style-name="P18">- A tak! Podatki szlachta płacić musi. Czemu teraz stałych podatków od szlachty nie ma?</text:p>
      <text:p text:style-name="P18">- Bo kraju bronić mają!</text:p>
      <text:p text:style-name="P18">- A bronią?</text:p>
      <text:p text:style-name="P18">-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8">-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8">-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8">-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8">-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8">- Jednak na taką kampanię przed elekcją gotówki trzeba wiele - wtrącił pan Jan Andrzej Morsztyn - a ja ze skarbu nie dam, nawet gdyby w skarbie było. Cnotą nasz kandydat błyszczeć jak Cyncynat musi.</text:p>
      <text:p text:style-name="P18">-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8"><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8"/>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20">-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20"><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20"><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20"><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20"><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3"/>
      <text:p text:style-name="P14">* * *</text:p>
      <text:p text:style-name="P14"/>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20"><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8">-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8">- To już jest pełne morze, już bardziej na morze wyjść nie mogę, nie wiedząc dokąd się udajemy.</text:p>
      <text:p text:style-name="P18">-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8">- Zaiste bajeczny scenariusz nam tu malujesz, panie pułkowniku. Za jedną woltą polityczną w kraju gdzieś na wschodzie, dwóch przeciwników ma nam ubyć?</text:p>
      <text:p text:style-name="P18">- Tak to jest, bo Turcy zamiast na bezdrożach polskich tkwić, na Austrię ruszą. Zaś z Brandenburgią Rzeczpospolita sobie poradzi, jeśli ten nasz przyjaciel siły swego państwa zjednoczyć zdoła. W tym również ma mu nasz ładunek pomóc.</text:p>
      <text:p text:style-name="P18">- Domyślam się już, co to za ładunek w elekcji dopomaga i wojnę nową prowadzić pozwoli.</text:p>
      <text:p text:style-name="P18">- Sto tysięcy srebrnych talarów.</text:p>
      <text:p text:style-name="P18">- Ten przyjaciel naszego najjaśniejszego pana to jakiś tytan, jeśli z tak niewielką sumą przewrót polityczny ma przeprowadzić.</text:p>
      <text:p text:style-name="P20"><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20">- Prawdziwie europejska to intryga. Płyniemy, jak rozumiem, do Gdańska?</text:p>
      <text:p text:style-name="P18">- Tak, płyniemy do Gdańska.</text:p>
      <text:p text:style-name="P10"/>
      <text:p text:style-name="P21"/>
      <text:p text:style-name="P21"/>
      <text:list xml:id="list35426851" text:continue-numbering="true" text:style-name="Outline">
        <text:list-item>
          <text:h text:style-name="P29"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20"><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20"><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3"><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20"><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20"><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20"><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20"><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2"/>
      <text:p text:style-name="P15">* * *</text:p>
      <text:p text:style-name="P22"/>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20"><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20"><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20"><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2"/>
      <text:p text:style-name="P15">* * *</text:p>
      <text:p text:style-name="P22"/>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5">* * *</text:p>
      <text:p text:style-name="P22"/>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5">* * *</text:p>
      <text:p text:style-name="P22"/>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20">-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20"><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20"><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20"><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20"><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20"><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8">- Miał się rozejrzeć, co z tymi francuskimi statkami.</text:p>
      <text:p text:style-name="P18">-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8"/>
      <text:p text:style-name="P15">* * *</text:p>
      <text:p text:style-name="P22"/>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20"><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8">- Rozumiem, że dla elekcji nastrojów uspokojenia chorągwie na Mazowsze ściągać będą. </text:p>
      <text:p text:style-name="P18">-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8">- Nie może to być, aby kto na zdrowie jaśnie wielmożnego hetmana nastawał! Wszyscy go tu kochają!</text:p>
      <text:p text:style-name="P18">-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8">-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8">-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8">- Ja dla hetmana jegomości trudu ni krwi szczędzić nie będę!</text:p>
      <text:p text:style-name="P18">- Tak więc chorągiew formować trzeba. Oto listy przypowiednie dla mego brata od pana hetmana wielkiego koronnego, na te listy zaciągaj Waść...</text:p>
      <text:p text:style-name="P18"/>
      <text:p text:style-name="P15">* * *</text:p>
      <text:p text:style-name="P22"/>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8">- Będziecie strzelać, chłopcy?</text:p>
      <text:p text:style-name="P9">Jeden z klęczących za dziwną bronią żołnierzy odpowiedział:</text:p>
      <text:p text:style-name="P18">- pan Kasztelan kazał!</text:p>
      <text:p text:style-name="P9">A drugi dodał:</text:p>
      <text:p text:style-name="P18">- niech żyje pan Kasztelan!</text:p>
      <text:p text:style-name="P9">Wódz naczelny pokiwał smutno głową. Już wiedział, że jego planów naprawy Rzeczypospolitej nie da się zrealizować bez rozlewu krwi bratniej...</text:p>
      <text:p text:style-name="P9"/>
      <text:list xml:id="list35426438" text:continue-numbering="true" text:style-name="Outline">
        <text:list-item>
          <text:h text:style-name="P29"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8"/>
      <text:p text:style-name="P15">* * *</text:p>
      <text:p text:style-name="P22"/>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20">„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2"/>
      <text:p text:style-name="P15">* * *</text:p>
      <text:p text:style-name="P22"/>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7">„Jakże to, senatorów bijać mamy?”</text:p>
      <text:p text:style-name="P17">„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7">„Krew się poleje!”</text:p>
      <text:p text:style-name="P17">„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5">* * *</text:p>
      <text:p text:style-name="P18"/>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2"/>
      <text:p text:style-name="P15">* * *</text:p>
      <text:p text:style-name="P18"/>
      <text:p text:style-name="Text_20_body">Towarzysz pancerny Wyczha przyprowadzi<text:span text:style-name="T3">ł</text:span><text:span text:style-name="T7"> z</text:span><text:span text:style-name="T3">biega, z wyglądu zwykłego litewskiego szlachciurę, do swego dowódcy.</text:span></text:p>
      <text:p text:style-name="P18">„Mości poruczniku, otośmy tego szlachcia złapali, jak przez Wisłę się przeprawił i najwyraźniej po kryjomu na Litwę zmierzał.”</text:p>
      <text:p text:style-name="P18">Starczyński spojrzał na z<text:span text:style-name="T3">ł</text:span>apanego. Poznał hetmana litewskiego, Micha<text:span text:style-name="T3">ł</text:span>a Kazimierza Paca, wszak widział go pod Chocimiem ostatnio. Nic po sobie nie pokazał, jeno do towarzyszy powiedział: </text:p>
      <text:p text:style-name="P18">„A co to nam do tego, że jakiś szlachcic przez Wisłę się przeprawia? Wola jego.”</text:p>
      <text:p text:style-name="P18">Wyczha nie dawał za wygraną: „Jaśnie pan hetman baczenie dawać kazał...”</text:p>
      <text:p text:style-name="P18">„To dajemy baczenie, zobaczyliśmy owego jegomościa, a teraz nic nam do niego. Puścić!”</text:p>
      <text:p text:style-name="P18">Wyczha wrócił do swoich pocztowych, trzymających zbiega: „Jazda, wasze, uchodźcie do Pińska, czy do Diabła, jaka tam Wasza wola.” </text:p>
      <text:p text:style-name="P18"/>
      <text:p text:style-name="P15">*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7">„Napijmy się zatem, mości poruczniku, za to spotkanie, w jakże trudnych czasach”, rzekł pan Starczyński.</text:p>
      <text:p text:style-name="P17">„Napijmy się, mości poruczniku”, odpowiedział pan Ostrowski, „aby ta elekcja lepsze czasy przyniosła”.</text:p>
      <text:p text:style-name="P17">„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7">„No ale jakże to, liberum veto na sejmie elekcyjnym, jakiegoś króla przecie wybrać trzeba”, zdziwił się pan Ostrowski, „a to już ponad miesiąc dyskutują, nie bardzo wiem o czym”.</text:p>
      <text:p text:style-name="P17">„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7">Starszy z poruczników przerwał i zadumał się nad zawiłościami polityki, która Sobieskiego raz obrońcą, raz gwałcicielem praw czyniła.</text:p>
      <text:p text:style-name="P17">„Opowiedzże waść, jak to z tą konfederacją?”, kontynuowa<text:span text:style-name="T3">ł</text:span> Ostrowski.</text:p>
      <text:p text:style-name="P17">„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7">„Bo przecież i Koroniarze i Litwini tam byli?”</text:p>
      <text:p text:style-name="P17">„Tak niby, ale wszyscy wiedzą, że pan hetman Radziwiłł pana hetmana Sobieskiego stronnik. Pan kanclerz litewski Pac był przeciwny konfederacji, ale go nie pytano.”</text:p>
      <text:p text:style-name="P17">„A Pan hetman wielki litewski?”</text:p>
      <text:p text:style-name="P17">„Tego... nie było chyba... ale pewnie też by nie pochwalił konfederacji...” Tu przerwał pan Starczyński i napił się miodu. „To przednia sprawa, że takie miody tu mają, o i wino też! Nie masz wina nad węgrzyna!”</text:p>
      <text:p text:style-name="P17">„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7">„Turkom na pohybel!”, odpowiedzieli zgodnie przyjaciele.</text:p>
      <text:p text:style-name="P17">„No ale powiadaj, wasze, co dalej z tą konfederacją?” dopytywał się Ostrowski, gdy gruby szlachcic poszedł agitować do innych stolików. </text:p>
      <text:p text:style-name="P17"><text:soft-page-break/>„Sejm ma być skonfederowany od jutra, potem ma się dokonać elekcji, a potem ustalić <text:span text:style-name="T14">pacta conventa</text:span>. Ma to uspokoić szlachtę i wykluczyć podejrzenie wyboru króla przez wąskie grono senatorów.”</text:p>
      <text:p text:style-name="P17">„To właśnie jest przecież elekcja <text:span text:style-name="T14">viritim</text:span>, że nie sami senatorowie króla wybierają. Chwalić Boga należy, że na to się zdecydowano.”</text:p>
      <text:p text:style-name="P17">„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7">Do pana Ostrowskiego dopiero teraz groźba dotarła: „Zerwać sejm? Zerwać unię? Toż to jest dopiero uzurpacja, jak może kanclerz Pac stawiać się ponad prawem i wolą reszty senatorów? I to mi waszmość jako obronę wolności pokazujecie?”</text:p>
      <text:p text:style-name="P17">„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7">Sobieski swoim zwyczajem milczał, zaś porywczy Rusin Jabłonowski teraz dopiero odzyskał głos: „Sądem nam tu grozicie? I tak my nad wami tu sąd zrobić możemy, i to teraz!”</text:p>
      <text:p text:style-name="P17">„Bacz do kogo mówisz, wojewodo!” zerwał się Maciej Gosiewski, generał artylerii litewskiej, „jak śmiesz przerywać kanclerzowi wielkiemu!”</text:p>
      <text:p text:style-name="P17">Już się brali do szabel, gdy biskup Trzebicki wpadł między nich, „Pax, pax!” wołając, „świętokradztwo, w niedzielę i w tym miejscu burdy wszczynać, pax powiadam. O zgodzie radźmy, nie o sądach!”</text:p>
      <text:p text:style-name="P17">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7">„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4">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2"><text:soft-page-break/></text:p>
      <text:p text:style-name="P15">* * *</text:p>
      <text:p text:style-name="P22"/>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7"><text:soft-page-break/>„Co to za tumult? Bijatyka?”, zaczął pytać dowódca dragonów Sobieskiego, potem ujrzał trupy rozciągnięte na piasku, „Mord na polu elekcji?”</text:p>
      <text:p text:style-name="P17">„Ci oto żołnierze nas pałaszami traktowali...”, rzekł jeden ze szlachty.</text:p>
      <text:p text:style-name="P17">Wiśniowiecki zamierzał milczeć dumnie, lecz nie wytrzymał: „Ta hołota nas napadła...”</text:p>
      <text:p text:style-name="P17">„Hołota? Jaka? Ja widzę, że to wyście tych szlachciców żelazem potraktowali. Kto wy?”</text:p>
      <text:p text:style-name="P17">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7">„Jam jest pułkownik Romain w służbie marszałka wielkiego koronnego jegomości. Mam rozkaz jaśnie pana marszałkowski tumulty tutaj karać. Za wszczęcie tumultu kładę areszt na waszeci.”</text:p>
      <text:p text:style-name="P17">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2"/>
      <text:p text:style-name="P15">* * *</text:p>
      <text:p text:style-name="P22"/>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2"/>
      <text:p text:style-name="P15"><text:soft-page-break/>* * *</text:p>
      <text:p text:style-name="P22"/>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4">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5">* * *</text:p>
      <text:p text:style-name="P22"/>
      <text:p text:style-name="P17">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7">„Wolałbyś Waćpan Lotaryńczyka na tronie, albo i samego Habsburga? Rzeczpostolitą jako jeszcze jedną imperium prowincję?”, odparł Ostrowski. </text:p>
      <text:p text:style-name="P17">„Biada temu krajowi, że tylko między wewnętrznym a zagranicznym tyranem ma wybór,” narzekał pan Starczyński.</text:p>
      <text:p text:style-name="P17">„Jedno dobre, że oddzielenia Litwy uniknęliśmy, bo pono to Pacowie knuli”, pocieszał przyjaciela Ostrowski.</text:p>
      <text:p text:style-name="P17">„Tego nie wiesz Waćpan, bo wielu senatorów Litewski, a i hetman wielki pan Pac, na Litwę uszło i teraz tam działać będą. Biada nam, biada!”</text:p>
      <text:p text:style-name="P17"/>
      <text:p text:style-name="P17">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7"/>
      <text:list xml:id="list35425778" text:continue-numbering="true" text:style-name="Outline">
        <text:list-item>
          <text:h text:style-name="P28"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4">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7"><text:soft-page-break/>„Gwarant to wolności przecie”, mówił, „bo nie tylko przeciw wrogom zewnętrznym, ale przeciw tyranowi na tronie szlachta za broń chwytać zwykła”</text:p>
      <text:p text:style-name="P17">„Jednak za broń przeciw Turkom jakoś nie chwytali”, mówił pan Ostrowski, „pamiętwasz Wasze jak to myśmy Tatar ganiali, a pospolitacy dobra Sobieskiego plądrowali.”</text:p>
      <text:p text:style-name="P17">„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7">„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5"/>
      <text:list xml:id="list35442681" text:continue-numbering="true" text:style-name="Outline">
        <text:list-item>
          <text:h text:style-name="P28"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4">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4">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2"/>
      <text:p text:style-name="P15">* * *</text:p>
      <text:p text:style-name="P22">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6</text:note-citation><text:note-body><text:p text:style-name="P24">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8">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8">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8">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5"><text:soft-page-break/>* * *</text:p>
      <text:p text:style-name="P15"/>
      <text:p text:style-name="P16">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6">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1">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1">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1">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p>
      <text:p text:style-name="P11"/>
      <text:p text:style-name="P12">Koniec tomu pierwszego</text:p>
      <text:p text:style-name="P8"/>
      <text:p text:style-name="P8"/>
      <text:p text:style-name="P8"><text:soft-page-break/>W drugim tomie:</text:p>
      <text:p text:style-name="P8"/>
      <text:p text:style-name="P8">Na jesieni 1674 roku w ca<text:span text:style-name="T3">ł</text:span>ej Rzeczypospolitej ludzie dyskutowali nad znakiem niezwyk<text:span text:style-name="T3">ł</text:span>ym, <text:span text:style-name="T3">ż</text:span>e oto nie tylko bociany i insze letnie ptaki, lecz tak<text:span text:style-name="T3">ż</text:span>e kruki i wrony na po<text:span text:style-name="T3">ł</text:span>udnie odlatywa<text:span text:style-name="T3">ł</text:span>y. Obawiano si<text:span text:style-name="T3">ę</text:span> powszechnie, i<text:span text:style-name="T3">ż</text:span> ci<text:span text:style-name="T3">ęż</text:span>k<text:span text:style-name="T3">ą</text:span> zim<text:span text:style-name="T3">ę to zapowiada, jednak ptaki te żarłoczne nie do ciepłych krajów, lecz tylko na Podole się udawały. Spodziewały się tam bowiem, <text:s/></text:span>zadziwiaj<text:span text:style-name="T3">ą</text:span>cym instynktem czy te<text:span text:style-name="T3">ż</text:span> wol<text:span text:style-name="T3">ą</text:span> Bosk<text:span text:style-name="T3">ą</text:span> prowadzone, wielkich pochod<text:span text:style-name="T3">ó</text:span>w wojskowych i bitew walnych.</text:p>
      <text:p text:style-name="P8">Su<text:span text:style-name="T3">ł</text:span>tan turecki i jego doradcy wojskowi w Konstantynopolu r<text:span text:style-name="T3">ó</text:span>wnie<text:span text:style-name="T3">ż</text:span> o walkach na Podolu my<text:span text:style-name="T3">ś</text:span>leli. Rozejm z Rzeczpospolit<text:span text:style-name="T3">ą</text:span> by<text:span text:style-name="T3">ł</text:span> w oczywisty spos<text:span text:style-name="T3">ó</text:span>b tymczasowy, Polacy na pewno o Kamie<text:span text:style-name="T3">ń</text:span>cu nie zapomn<text:span text:style-name="T3">ą</text:span>. Wiosenna ofensywa wojsk tureckich przeciwko Rosji zako<text:span text:style-name="T3">ń</text:span>czy<text:span text:style-name="T3">ł</text:span>a si<text:span text:style-name="T3">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p>
      <text:p text:style-name="P8">Francuscy doradcy su<text:span text:style-name="T3">ł</text:span>tana, tak ochoczo go do wojny z Rosj<text:span text:style-name="T3">ą</text:span> namawiaj<text:span text:style-name="T3">ą</text:span>cy, teraz nabrali wody w usta. Nic o gotowo<text:span text:style-name="T3">ś</text:span>ci bojowej Lach<text:span text:style-name="T3">ó</text:span>w m<text:span text:style-name="T3">ó</text:span>wi<text:span text:style-name="T3">ć</text:span> nie chcieli, wi<text:span text:style-name="T3">ę</text:span>cej, do rozm<text:span text:style-name="T3">ó</text:span>w pokojowych namawiali, do zwrotu Polakom Kamie<text:span text:style-name="T3">ń</text:span>ca nawet przekonuj<text:span text:style-name="T3">ą</text:span>c. Przekl<text:span text:style-name="T3">ę</text:span>ci giaurzy, poradzi sobie su<text:span text:style-name="T3">ł</text:span>tan i bez ich rad. Przecie<text:span text:style-name="T3">ż</text:span> tam, gdzie szatndar Proroka raz zosta<text:span text:style-name="T3">ł</text:span> zatkni<text:span text:style-name="T3">ę</text:span>ty, su<text:span text:style-name="T3">ł</text:span>ta<text:span text:style-name="T3">ń</text:span>ska w<text:span text:style-name="T3">ł</text:span>adza pozosta<text:span text:style-name="T3">ć</text:span> musi na wieki. Przeto zwo<text:span text:style-name="T3">ł</text:span>a<text:span text:style-name="T3">ł</text:span> su<text:span text:style-name="T3">ł</text:span>tan dow<text:span text:style-name="T3">ó</text:span>dc<text:span text:style-name="T3">ó</text:span>w, wezwa<text:span text:style-name="T3">ł</text:span> wojska jakie mu pozosta<text:span text:style-name="T3">ł</text:span>y, wystawi<text:span text:style-name="T3">ć</text:span> kaza<text:span text:style-name="T3">ł</text:span> nowe, by na odsiecz Kamie<text:span text:style-name="T3">ń</text:span>cowi od spodziewanego ataku Polak<text:span text:style-name="T3">ó</text:span>w je wys<text:span text:style-name="T3">ł</text:span>a<text:span text:style-name="T3">ć</text:span>. Pop<text:span text:style-name="T3">ł</text:span>yn<text:span text:style-name="T3">ęł</text:span>y zatem nawo<text:span text:style-name="T3">ł</text:span>ywania muezin<text:span text:style-name="T3">ó</text:span>w, pop<text:span text:style-name="T3">ł</text:span>yn<text:span text:style-name="T3">ęł</text:span>y rozkazy basz<text:span text:style-name="T3">ó</text:span>w, pop<text:span text:style-name="T3">ł</text:span>yn<text:span text:style-name="T3">ęł</text:span>y te<text:span text:style-name="T3">ż</text:span> pieni<text:span text:style-name="T3">ą</text:span>dze, i wojska gromadzi<text:span text:style-name="T3">ć</text:span> si<text:span text:style-name="T3">ę</text:span> pocz<text:span text:style-name="T3">ęł</text:span>y.</text:p>
      <text:p text:style-name="P8">R<text:span text:style-name="T3">ó</text:span>wnie<text:span text:style-name="T3">ż</text:span> do Tatar<text:span text:style-name="T3">ó</text:span>w w Bia<text:span text:style-name="T3">ł</text:span>ogrodzie wezwanie su<text:span text:style-name="T3">ł</text:span>tana dotar<text:span text:style-name="T3">ł</text:span>o, z niewielkim odzewem si<text:span text:style-name="T3">ę</text:span> jednak spotka<text:span text:style-name="T3">ł</text:span>o. Zbyt <text:span text:style-name="T3">ś</text:span>wie<text:span text:style-name="T3">ż</text:span>a by<text:span text:style-name="T3">ł</text:span>a pami<text:span text:style-name="T3">ęć</text:span> pogromu pod Niemirowem, zbyt wielkie nadzieje na pok<text:span text:style-name="T3">ó</text:span>j i handel z Lechistanem. Chan zwo<text:span text:style-name="T3">ł</text:span>a<text:span text:style-name="T3">ł</text:span> więc starszych, aby oni podj<text:span text:style-name="T3">ę</text:span>li decyzj<text:span text:style-name="T3">ę</text:span> - odmown<text:span text:style-name="T3">ą</text:span> zapewne - i pomogli zredagowa<text:span text:style-name="T3">ć</text:span> odpowied<text:span text:style-name="T3">ź</text:span> wymijaj<text:span text:style-name="T3">ą</text:span>c<text:span text:style-name="T3">ą</text:span> su<text:span text:style-name="T3">ł</text:span>tanowi. Med<text:span text:style-name="T3">ż</text:span>i Gerej s<text:span text:style-name="T3">ł</text:span>ucha<text:span text:style-name="T3">ł</text:span> teraz, jak na wiecu przemawia<text:span text:style-name="T3">ł</text:span> jego ojciec, na wszelkie mo<text:span text:style-name="T3">ż</text:span>liwe sposoby argumentuj<text:span text:style-name="T3">ą</text:span>c, i<text:span text:style-name="T3">ż</text:span> Islam religi<text:span text:style-name="T3">ą</text:span> pokoju jest. Koran wszak nakazuje mi<text:span text:style-name="T3">ł</text:span>owa<text:span text:style-name="T3">ć</text:span> Ludy Ksi<text:span text:style-name="T3">ę</text:span>gi, prawie <text:span text:style-name="T3">ż</text:span>e braci w wierze. Godzi si<text:span text:style-name="T3">ę</text:span> handlowa<text:span text:style-name="T3">ć</text:span> nawet z niewiernymi, bogaci<text:span text:style-name="T3">ć</text:span> si<text:span text:style-name="T3">ę</text:span> i tym bogactwem Boga Jedynego rozs<text:span text:style-name="T3">ł</text:span>awia<text:span text:style-name="T3">ć</text:span>, miast na zgub<text:span text:style-name="T3">ę</text:span> pewn<text:span text:style-name="T3">ą</text:span> m<text:span text:style-name="T3">ł</text:span>odzie<text:span text:style-name="T3">ń</text:span>c<text:span text:style-name="T3">ó</text:span>w, dobytek i konie nawet wystawia<text:span text:style-name="T3">ć</text:span>.</text:p>
      <text:p text:style-name="P8">Med<text:span text:style-name="T3">ż</text:span>i wr<text:span text:style-name="T3">ó</text:span>ci<text:span text:style-name="T3">ł</text:span> do baraku niedaloko nabrze<text:span text:style-name="T3">ż</text:span>a, gdzie wraz z bra<text:span text:style-name="T3">ć</text:span>mi wysy<text:span text:style-name="T3">ł</text:span>k<text:span text:style-name="T3">ę</text:span> towaru przygotowywa<text:span text:style-name="T3">ł</text:span>. By<text:span text:style-name="T3">ł</text:span>y to siod<text:span text:style-name="T3">ł</text:span>a z Gruzji, kt<text:span text:style-name="T3">ó</text:span>re obijali w tkanin<text:span text:style-name="T3">ę</text:span> persk<text:span text:style-name="T3">ą</text:span>, kt<text:span text:style-name="T3">ó</text:span>ra tak naprawd<text:span text:style-name="T3">ę</text:span> z Salonik pochodzi<text:span text:style-name="T3">ł</text:span>a, a nast<text:span text:style-name="T3">ę</text:span>pnie sprzedawali z du<text:span text:style-name="T3">ż</text:span>ym zyskiem bejom tureckim i tatarskim. Teraz popyt na siod<text:span text:style-name="T3">ł</text:span>a te musia<text:span text:style-name="T3">ł</text:span> wzrosn<text:span text:style-name="T3">ąć</text:span>, a <text:span text:style-name="T3">ż</text:span>e pogoda dopisywa<text:span text:style-name="T3">ł</text:span>a -chwa<text:span text:style-name="T3">ł</text:span>a Allachowi mi<text:span text:style-name="T3">ł</text:span>o<text:span text:style-name="T3">ś</text:span>ciwemu - i statki z Gruzji mog<text:span text:style-name="T3">ł</text:span>y bezpiecznie p<text:span text:style-name="T3">ł</text:span>yn<text:span text:style-name="T3">ąć</text:span> wzd<text:span text:style-name="T3">ł</text:span>u<text:span text:style-name="T3">ż</text:span> po<text:span text:style-name="T3">ł</text:span>udniowego wybrze<text:span text:style-name="T3">ża Morza Czarnego, spodziewano się pokaźnych przychodów.</text:span></text:p>
      <text:p text:style-name="P8"><text:span text:style-name="T3">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polskich terenów pobrani, </text:span></text:p>
      <text:p text:style-name="P8"><text:span text:style-name="T3"/></text:p>
      <text:p text:style-name="P8">Peter maszeruje wraz piechota</text:p>
      <text:p text:style-name="P8"/>
      <text:p text:style-name="P8">Ostrowski i Starczynski komentuja wyprawe na Poznan</text:p>
      <text:p text:style-name="P8"/>
      <text:p text:style-name="P8"><text:soft-page-break/></text:p>
      <text:p text:style-name="P17"/>
      <text:p text:style-name="P17"/>
      <text:p text:style-name="P17"/>
      <text:p text:style-name="P17"/>
      <text:p text:style-name="P17"><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93</meta:editing-cycles>
    <meta:creation-date>2014-08-22T08:05:00</meta:creation-date>
    <dc:date>2015-12-22T15:26:40.51</dc:date>
    <meta:editing-duration>P67DT15H39M34S</meta:editing-duration>
    <meta:generator>OpenOffice/4.1.1$Win32 OpenOffice.org_project/411m6$Build-9775</meta:generator>
    <dc:creator>Mikolaj Trzeciecki</dc:creator>
    <meta:document-statistic meta:table-count="0" meta:image-count="0" meta:object-count="0" meta:page-count="65" meta:paragraph-count="623" meta:word-count="30198" meta:character-count="20583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